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6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code String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Polycarp has a string <text:bookmark text:name="MathJax-Element-1-Frame"/><text:bookmark text:name="MathJax-Span-1"/><text:bookmark text:name="MathJax-Span-2"/><text:bookmark text:name="MathJax-Span-3"/><text:span text:style-name="T1">s</text:span><text:span text:style-name="T2">�</text:span> consisting of lowercase Latin letters.</text:p>
      <text:p text:style-name="P12">He encodes it using the following algorithm.</text:p>
      <text:p text:style-name="P9">He goes through the letters of the string <text:bookmark text:name="MathJax-Element-2-Frame"/><text:bookmark text:name="MathJax-Span-4"/><text:bookmark text:name="MathJax-Span-5"/><text:bookmark text:name="MathJax-Span-6"/><text:span text:style-name="T1">s</text:span><text:span text:style-name="T2">�</text:span> from left to right and for each letter Polycarp considers its number in the alphabet:</text:p>
      <text:list xml:id="list3210753467" text:style-name="L1">
        <text:list-item>
          <text:p text:style-name="P10">if the letter number is single-digit number (less than <text:bookmark text:name="MathJax-Element-3-Frame"/><text:bookmark text:name="MathJax-Span-7"/><text:bookmark text:name="MathJax-Span-8"/><text:bookmark text:name="MathJax-Span-9"/><text:span text:style-name="T3">10</text:span><text:span text:style-name="T2">10</text:span>), then just writes it out;</text:p>
        </text:list-item>
        <text:list-item>
          <text:p text:style-name="P10">if the letter number is a two-digit number (greater than or equal to <text:bookmark text:name="MathJax-Element-4-Frame"/><text:bookmark text:name="MathJax-Span-10"/><text:bookmark text:name="MathJax-Span-11"/><text:bookmark text:name="MathJax-Span-12"/><text:span text:style-name="T3">10</text:span><text:span text:style-name="T2">10</text:span>), then it writes it out and adds the number <text:span text:style-name="T6">0</text:span> after.</text:p>
        </text:list-item>
      </text:list>
      <text:p text:style-name="P9">For example, if the string <text:bookmark text:name="MathJax-Element-5-Frame"/><text:bookmark text:name="MathJax-Span-13"/><text:bookmark text:name="MathJax-Span-14"/><text:bookmark text:name="MathJax-Span-15"/><text:span text:style-name="T1">s</text:span><text:span text:style-name="T2">�</text:span> is <text:span text:style-name="T6">code</text:span>, then Polycarp will encode this string as follows:</text:p>
      <text:list xml:id="list1265000913" text:style-name="L2">
        <text:list-item>
          <text:p text:style-name="P11">'<text:span text:style-name="T6">c</text:span>' — is the <text:bookmark text:name="MathJax-Element-6-Frame"/><text:bookmark text:name="MathJax-Span-16"/><text:bookmark text:name="MathJax-Span-17"/><text:bookmark text:name="MathJax-Span-18"/><text:span text:style-name="T3">3</text:span><text:span text:style-name="T2">3</text:span>-rd letter of the alphabet. Consequently, Polycarp adds <text:span text:style-name="T6">3</text:span> to the code (the code becomes equal to <text:span text:style-name="T6">3</text:span>);</text:p>
        </text:list-item>
        <text:list-item>
          <text:p text:style-name="P11">'<text:span text:style-name="T6">o</text:span>' — is the <text:bookmark text:name="MathJax-Element-7-Frame"/><text:bookmark text:name="MathJax-Span-19"/><text:bookmark text:name="MathJax-Span-20"/><text:bookmark text:name="MathJax-Span-21"/><text:span text:style-name="T3">15</text:span><text:span text:style-name="T2">15</text:span>-th letter of the alphabet. Consequently, Polycarp adds <text:span text:style-name="T6">15</text:span> to the code and also <text:span text:style-name="T6">0</text:span> (the code becomes <text:span text:style-name="T6">3150</text:span>);</text:p>
        </text:list-item>
        <text:list-item>
          <text:p text:style-name="P11">'<text:span text:style-name="T6">d</text:span>' — is the <text:bookmark text:name="MathJax-Element-8-Frame"/><text:bookmark text:name="MathJax-Span-22"/><text:bookmark text:name="MathJax-Span-23"/><text:bookmark text:name="MathJax-Span-24"/><text:span text:style-name="T3">4</text:span><text:span text:style-name="T2">4</text:span>-th letter of the alphabet. Consequently, Polycarp adds <text:span text:style-name="T6">4</text:span> to the code (the code becomes <text:span text:style-name="T6">31504</text:span>);</text:p>
        </text:list-item>
        <text:list-item>
          <text:p text:style-name="P11">'<text:span text:style-name="T6">e</text:span>' — is the <text:bookmark text:name="MathJax-Element-9-Frame"/><text:bookmark text:name="MathJax-Span-25"/><text:bookmark text:name="MathJax-Span-26"/><text:bookmark text:name="MathJax-Span-27"/><text:span text:style-name="T3">5</text:span><text:span text:style-name="T2">5</text:span>-th letter of the alphabet. Therefore, Polycarp adds <text:span text:style-name="T6">5</text:span> to the code (the code becomes <text:span text:style-name="T6">315045</text:span>).</text:p>
        </text:list-item>
      </text:list>
      <text:p text:style-name="P12">Thus, code of string <text:span text:style-name="T6">code</text:span> is <text:span text:style-name="T6">315045</text:span>.</text:p>
      <text:p text:style-name="P9">You are given a string <text:bookmark text:name="MathJax-Element-10-Frame"/><text:bookmark text:name="MathJax-Span-28"/><text:bookmark text:name="MathJax-Span-29"/><text:bookmark text:name="MathJax-Span-30"/><text:span text:style-name="T1">t</text:span><text:span text:style-name="T2">�</text:span> resulting from encoding the string <text:bookmark text:name="MathJax-Element-11-Frame"/><text:bookmark text:name="MathJax-Span-31"/><text:bookmark text:name="MathJax-Span-32"/><text:bookmark text:name="MathJax-Span-33"/><text:span text:style-name="T1">s</text:span><text:span text:style-name="T2">�</text:span>. Your task is to decode it (get the original string <text:bookmark text:name="MathJax-Element-12-Frame"/><text:bookmark text:name="MathJax-Span-34"/><text:bookmark text:name="MathJax-Span-35"/><text:bookmark text:name="MathJax-Span-36"/><text:span text:style-name="T1">s</text:span><text:span text:style-name="T2">�</text:span> by <text:bookmark text:name="MathJax-Element-13-Frame"/><text:bookmark text:name="MathJax-Span-37"/><text:bookmark text:name="MathJax-Span-38"/><text:bookmark text:name="MathJax-Span-39"/><text:span text:style-name="T1">t</text:span><text:span text:style-name="T2">�</text:span>).</text:p>
      <text:p text:style-name="P14">Input</text:p>
      <text:p text:style-name="P9">The first line of the input contains an integer <text:bookmark text:name="MathJax-Element-14-Frame"/><text:bookmark text:name="MathJax-Span-40"/><text:bookmark text:name="MathJax-Span-41"/><text:bookmark text:name="MathJax-Span-42"/><text:span text:style-name="T1">q</text:span><text:span text:style-name="T2">�</text:span> (<text:bookmark text:name="MathJax-Element-15-Frame"/><text:bookmark text:name="MathJax-Span-43"/><text:bookmark text:name="MathJax-Span-44"/><text:bookmark text:name="MathJax-Span-45"/><text:span text:style-name="T3">1</text:span><text:bookmark text:name="MathJax-Span-46"/><text:span text:style-name="T5">≤</text:span><text:bookmark text:name="MathJax-Span-47"/><text:span text:style-name="T1">q</text:span><text:bookmark text:name="MathJax-Span-48"/><text:span text:style-name="T5">≤</text:span><text:bookmark text:name="MathJax-Span-49"/><text:bookmark text:name="MathJax-Span-50"/><text:span text:style-name="T3">10</text:span><text:bookmark text:name="MathJax-Span-51"/><text:span text:style-name="T4">4</text:span><text:span text:style-name="T2">1≤�≤104</text:span>) — the number of test cases in the input.</text:p>
      <text:p text:style-name="P12">The descriptions of the test cases follow.</text:p>
      <text:p text:style-name="P9">The first line of description of each test case contains one integer <text:bookmark text:name="MathJax-Element-16-Frame"/><text:bookmark text:name="MathJax-Span-52"/><text:bookmark text:name="MathJax-Span-53"/><text:bookmark text:name="MathJax-Span-54"/><text:span text:style-name="T1">n</text:span><text:span text:style-name="T2">�</text:span> (<text:bookmark text:name="MathJax-Element-17-Frame"/><text:bookmark text:name="MathJax-Span-55"/><text:bookmark text:name="MathJax-Span-56"/><text:bookmark text:name="MathJax-Span-57"/><text:span text:style-name="T3">1</text:span><text:bookmark text:name="MathJax-Span-58"/><text:span text:style-name="T5">≤</text:span><text:bookmark text:name="MathJax-Span-59"/><text:span text:style-name="T1">n</text:span><text:bookmark text:name="MathJax-Span-60"/><text:span text:style-name="T5">≤</text:span><text:bookmark text:name="MathJax-Span-61"/><text:span text:style-name="T3">50</text:span><text:span text:style-name="T2">1≤�≤50</text:span>) — the length of the given code.</text:p>
      <text:p text:style-name="P9">The second line of the description of each test case contains a string <text:bookmark text:name="MathJax-Element-18-Frame"/><text:bookmark text:name="MathJax-Span-62"/><text:bookmark text:name="MathJax-Span-63"/><text:bookmark text:name="MathJax-Span-64"/><text:span text:style-name="T1">t</text:span><text:span text:style-name="T2">�</text:span> of length <text:bookmark text:name="MathJax-Element-19-Frame"/><text:bookmark text:name="MathJax-Span-65"/><text:bookmark text:name="MathJax-Span-66"/><text:bookmark text:name="MathJax-Span-67"/><text:span text:style-name="T1">n</text:span><text:span text:style-name="T2">�</text:span> — the given code. It is guaranteed that there exists such a string of lowercase Latin letters, as a result of encoding which the string <text:bookmark text:name="MathJax-Element-20-Frame"/><text:bookmark text:name="MathJax-Span-68"/><text:bookmark text:name="MathJax-Span-69"/><text:bookmark text:name="MathJax-Span-70"/><text:span text:style-name="T1">t</text:span><text:span text:style-name="T2">�</text:span> is obtained.</text:p>
      <text:p text:style-name="P14">Output</text:p>
      <text:p text:style-name="P9">For each test case output the required string <text:bookmark text:name="MathJax-Element-21-Frame"/><text:bookmark text:name="MathJax-Span-71"/><text:bookmark text:name="MathJax-Span-72"/><text:bookmark text:name="MathJax-Span-73"/><text:span text:style-name="T1">s</text:span><text:span text:style-name="T2">�</text:span> — the string that gives string <text:bookmark text:name="MathJax-Element-22-Frame"/><text:bookmark text:name="MathJax-Span-74"/><text:bookmark text:name="MathJax-Span-75"/><text:bookmark text:name="MathJax-Span-76"/><text:span text:style-name="T1">t</text:span><text:span text:style-name="T2">�</text:span> as the result of encoding. It is guaranteed that such a string always exists. It can be shown that such a string is always unique.</text:p>
      <text:p text:style-name="P13">Example</text:p>
      <text:p text:style-name="P15">input</text:p>
      <text:section text:style-name="Sect1" text:name="id0029001447502712696">
        <text:p text:style-name="P16">Copy</text:p>
      </text:section>
      <text:p text:style-name="P1"><text:bookmark text:name="id0046100365225230044"/>9</text:p>
      <text:p text:style-name="P4">6</text:p>
      <text:p text:style-name="P4">315045</text:p>
      <text:p text:style-name="P1">4</text:p>
      <text:p text:style-name="P1">1100</text:p>
      <text:p text:style-name="P4">7</text:p>
      <text:p text:style-name="P4">1213121</text:p>
      <text:p text:style-name="P1">6</text:p>
      <text:p text:style-name="P1">120120</text:p>
      <text:p text:style-name="P4">18</text:p>
      <text:p text:style-name="P4">315045615018035190</text:p>
      <text:p text:style-name="P1">7</text:p>
      <text:p text:style-name="P1">1111110</text:p>
      <text:p text:style-name="P4">7</text:p>
      <text:p text:style-name="P4">1111100</text:p>
      <text:p text:style-name="P1">5</text:p>
      <text:p text:style-name="P1">11111</text:p>
      <text:p text:style-name="P4">4</text:p>
      <text:p text:style-name="P4">2606</text:p>
      <text:p text:style-name="P15">output</text:p>
      <text:section text:style-name="Sect1" text:name="id0045329137041316536">
        <text:p text:style-name="P16">Copy</text:p>
      </text:section>
      <text:p text:style-name="P2"><text:bookmark text:name="id006388104705606392"/>code</text:p>
      <text:p text:style-name="P3">aj</text:p>
      <text:p text:style-name="P3">abacaba</text:p>
      <text:p text:style-name="P3">ll</text:p>
      <text:p text:style-name="P3">codeforces</text:p>
      <text:p text:style-name="P3">aaaak</text:p>
      <text:p text:style-name="P3">aaaaj</text:p>
      <text:p text:style-name="P3">aaaaa</text:p>
      <text:p text:style-name="P3">zf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1T22:03:03.167000000</dc:date>
    <meta:editing-duration>PT11S</meta:editing-duration>
    <meta:editing-cycles>1</meta:editing-cycles>
    <meta:document-statistic meta:table-count="0" meta:image-count="0" meta:object-count="0" meta:page-count="1" meta:paragraph-count="61" meta:word-count="401" meta:character-count="2148" meta:non-whitespace-character-count="1806"/>
    <meta:generator>LibreOffice/7.2.2.2$Windows_X86_64 LibreOffice_project/02b2acce88a210515b4a5bb2e46cbfb63fe97d56</meta:generator>
  </office:meta>
</office:document-meta>
</file>